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xml-odf-interop:xmlns:field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imes New Roman1" style:font-pitch="variable" svg:font-family="'Times New Roman'" style:font-family-generic="swiss"/>
    <style:font-face style:name="Ubuntu1" style:font-pitch="variable" svg:font-family="Ubuntu" style:font-family-generic="swiss"/>
    <style:font-face style:name="Lohit Hindi" style:font-pitch="variable" svg:font-family="'Lohit Hindi'" style:font-family-generic="system"/>
    <style:font-face style:name="WenQuanYi Micro Hei" style:font-pitch="variable" svg:font-family="'WenQuanYi Micro He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1" style:master-page-name="Standard" style:family="table">
      <style:table-properties fo:margin-left="-0.026cm" table:align="left" style:page-number="0" style:width="20.638cm" style:writing-mode="lr-tb"/>
    </style:style>
    <style:style style:name="Table1.A" style:family="table-column">
      <style:table-column-properties style:column-width="6.826cm"/>
    </style:style>
    <style:style style:name="Table1.B" style:family="table-column">
      <style:table-column-properties style:column-width="6.985cm"/>
    </style:style>
    <style:style style:name="Table1.1" style:family="table-row">
      <style:table-row-properties fo:keep-together="always" style:row-height="2.584cm" style:keep-together="false"/>
    </style:style>
    <style:style style:name="Table1.A1" style:family="table-cell">
      <style:table-cell-properties fo:border="none" style:writing-mode="lr-tb" fo:padding-left="0.026cm" fo:padding-bottom="0cm" fo:padding-right="0.026cm" fo:padding-top="0cm" style:vertical-align="middle"/>
    </style:style>
    <style:style style:name="P1" style:parent-style-name="Standard" style:family="paragraph">
      <style:text-properties fo:language="es" text:display="none" fo:country="PR"/>
    </style:style>
    <style:style style:name="P2" style:parent-style-name="Standard" style:family="paragraph">
      <style:paragraph-properties fo:margin-left="0.168cm" style:snap-to-layout-grid="false" style:auto-text-indent="false" fo:margin-right="0.168cm" fo:text-indent="0cm"/>
      <style:text-properties style:font-size-asian="11pt" fo:font-size="11pt" style:font-size-complex="11pt"/>
    </style:style>
    <style:style style:name="P3" style:parent-style-name="Standard" style:family="paragraph">
      <style:paragraph-properties fo:margin-left="0.168cm" style:snap-to-layout-grid="false" style:auto-text-indent="false" fo:margin-right="0.168cm" fo:text-indent="0cm"/>
      <style:text-properties fo:font-weight="normal" style:font-size-asian="11pt" style:font-size-complex="11pt" fo:font-size="11pt" style:font-weight-asian="normal" style:font-weight-complex="normal"/>
    </style:style>
    <style:style style:name="P4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fo:language="en" style:font-style-complex="normal" fo:letter-spacing="normal" style:font-name-asian="WenQuanYi Micro Hei" style:country-asian="CN" style:letter-kerning="false" style:font-name-complex="Lohit Hindi" style:text-position="0% 100%" style:text-underline-style="none" style:text-emphasize="none" style:font-name="Ubuntu" style:language-asian="zh" style:font-weight-asian="normal" style:text-scale="100%" style:text-underline-mode="continuous" style:font-weight-complex="normal" style:font-relief="none" style:text-outline="false" style:font-size-complex="12pt" style:text-line-through-style="none" style:font-style-asian="normal" fo:country="US" style:font-size-asian="10.5pt" fo:text-shadow="none" style:text-line-through-mode="continuous" style:language-complex="hi" fo:font-size="10pt" style:country-complex="IN" fo:color="#000000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number-columns-repeated="1" table:style-name="Table1.A"/>
        <table:table-column table:number-columns-repeated="1" table:style-name="Table1.B"/>
        <table:table-column table:number-columns-repeated="1" table:style-name="Table1.A"/>
        <table:table-row table:style-name="Table1.1">
          <table:table-cell office:value-type="string" table:protected="false" table:style-name="Table1.A1">
            <text:p text:style-name="P2">Parent 1</text:p>
            <text:p text:style-name="P2">Street 1</text:p>
            <text:p text:style-name="P2">Flawinne, Namur 5020<text:line-break/>RE: Name 1, First name 1</text:p>
          </table:table-cell>
          <table:table-cell office:value-type="string" table:protected="false" table:style-name="Table1.A1">
            <text:p text:style-name="P2">Parent 2</text:p>
            <text:p text:style-name="P2">Street 2</text:p>
            <text:p text:style-name="P2">Flawinne, Namur 5020<text:line-break/>RE: Name 2, First name 2</text:p>
          </table:table-cell>
          <table:table-cell office:value-type="string" table:protected="false" table:style-name="Table1.A1">
            <text:p text:style-name="P2">Parent 3</text:p>
            <text:p text:style-name="P2">Street 3</text:p>
            <text:p text:style-name="P2">Flawinne, Namur 5020<text:line-break/>RE: Name 3, First name 3</text:p>
          </table:table-cell>
        </table:table-row>
        <table:table-row table:style-name="Table1.1">
          <table:table-cell office:value-type="string" table:protected="false" table:style-name="Table1.A1">
            <text:p text:style-name="P2">Parent 4</text:p>
            <text:p text:style-name="P2">Street 4</text:p>
            <text:p text:style-name="P2">Flawinne, Namur 5020<text:line-break/>RE: Name 4, First name 4</text:p>
          </table:table-cell>
          <table:table-cell office:value-type="string" table:protected="false" table:style-name="Table1.A1">
            <text:p text:style-name="P2">Parent 5</text:p>
            <text:p text:style-name="P2">Street 5</text:p>
            <text:p text:style-name="P2">Flawinne, Namur 5020<text:line-break/>RE: Name 5, First name 5</text:p>
          </table:table-cell>
          <table:table-cell office:value-type="string" table:style-name="Table1.A1"/>
        </table:table-row>
        <table:table-row table:style-name="Table1.1">
          <table:table-cell office:value-type="string" table:style-name="Table1.A1"/>
          <table:table-cell office:value-type="string" table:protected="false" table:style-name="Table1.A1">
            <text:p text:style-name="P3"/>
          </table:table-cell>
          <table:table-cell office:value-type="string" table:protected="false" table:style-name="Table1.A1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imes New Roman1" style:font-pitch="variable" svg:font-family="'Times New Roman'" style:font-family-generic="swiss"/>
    <style:font-face style:name="Ubuntu1" style:font-pitch="variable" svg:font-family="Ubuntu" style:font-family-generic="swiss"/>
    <style:font-face style:name="Lohit Hindi" style:font-pitch="variable" svg:font-family="'Lohit Hindi'" style:font-family-generic="system"/>
    <style:font-face style:name="WenQuanYi Micro Hei" style:font-pitch="variable" svg:font-family="'WenQuanYi Micro Hei'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h" style:language-complex="hi" style:font-size-asian="10.5pt" fo:font-size="12pt" style:font-size-complex="12pt" style:country-asian="CN" style:country-complex="IN"/>
    </style:default-style>
    <style:default-style style:family="paragraph">
      <style:paragraph-properties style:writing-mode="lr-tb" fo:hyphenation-ladder-count="no-limit" style:tab-stop-distance="1.27cm" style:punctuation-wrap="hanging" style:text-autospace="ideograph-alpha" style:line-break="strict"/>
      <style:text-properties style:use-window-font-color="true" fo:country="US" fo:language="en" fo:hyphenation-push-char-count="2" style:font-name="Times New Roman" style:language-asian="zh" style:language-complex="hi" style:font-size-asian="10.5pt" style:font-name-asian="WenQuanYi Micro Hei" fo:font-size="12pt" style:font-size-complex="12pt" style:country-asian="CN" fo:hyphenation-remain-char-count="2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orphans="2" fo:widows="2" style:writing-mode="lr-tb"/>
      <style:text-properties style:use-window-font-color="true" fo:country="US" fo:language="en" style:font-name="Times New Roman" style:font-size-complex="12pt" style:language-complex="ar" style:font-size-asian="12pt" style:font-name-asian="Times New Roman" fo:font-size="12pt" style:country-complex="SA" style:font-name-complex="Times New Roman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WenQuanYi Micro Hei" fo:font-size="14pt" style:font-name-complex="Lohit Hindi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size-asian="12pt" style:font-name-complex="Lohit Hindi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style:vertical-pos="top" style:wrap="parallel" style:wrap-contour="false" style:horizontal-pos="center" svg:y="0cm" svg:x="0cm" style:number-wrapped-paragraphs="no-limit" style:vertical-rel="paragraph-content" text:anchor-type="paragraph" style:horizontal-rel="paragraph-content"/>
    </style:style>
    <style:style style:name="Graphics" style:family="graphic">
      <style:graphic-properties style:vertical-pos="top" style:wrap="none" style:horizontal-pos="center" svg:y="0cm" svg:x="0cm" style:vertical-rel="paragraph" text:anchor-type="paragraph" style:horizontal-rel="paragraph"/>
    </style:style>
    <style:style style:name="OLE" style:family="graphic">
      <style:graphic-properties style:vertical-pos="top" style:wrap="none" style:horizontal-pos="center" svg:y="0cm" svg:x="0cm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page-layout style:name="Mpm1">
      <style:page-layout-properties fo:margin-top="1.27cm" style:layout-grid-color="#c0c0c0" style:writing-mode="lr-tb" style:layout-grid-ruby-below="false" fo:margin-left="0.48cm" fo:page-width="21.59cm" style:num-format="1" style:layout-grid-mode="none" style:print-orientation="portrait" style:layout-grid-lines="42" style:layout-grid-ruby-height="0cm" style:layout-grid-print="false" fo:margin-bottom="1.575cm" style:footnote-max-height="0cm" style:layout-grid-base-height="0.635cm" style:layout-grid-snap-to-characters="true" style:layout-grid-base-width="0.423cm" fo:page-height="27.94cm" style:layout-grid-display="false" fo:margin-right="0.48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  <style:page-layout style:name="Mpm2">
      <style:page-layout-properties fo:margin-top="1.27cm" style:layout-grid-color="#c0c0c0" style:writing-mode="lr-tb" style:layout-grid-ruby-below="false" fo:margin-left="0.48cm" fo:page-width="21.59cm" style:num-format="1" style:layout-grid-mode="none" style:print-orientation="portrait" style:layout-grid-lines="42" style:layout-grid-ruby-height="0cm" style:layout-grid-print="false" fo:margin-bottom="0cm" style:footnote-max-height="0cm" style:layout-grid-base-height="0.635cm" style:layout-grid-snap-to-characters="true" style:layout-grid-base-width="0.423cm" fo:page-height="27.94cm" style:layout-grid-display="false" fo:margin-right="0.48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ysantiago</meta:initial-creator>
    <meta:creation-date>2008-01-23T10:36:00</meta:creation-date>
    <dc:creator>David Burke</dc:creator>
    <dc:date>2010-11-24T14:53:05</dc:date>
    <meta:print-date>2010-08-18T11:28:00</meta:print-date>
    <meta:editing-cycles>44</meta:editing-cycles>
    <meta:editing-duration>PT8H41M4S</meta:editing-duration>
    <meta:generator>OpenOffice.org/3.0$Linux OpenOffice.org_project/300m15$Build-9379</meta:generator>
    <meta:document-statistic meta:table-count="1" meta:image-count="0" meta:object-count="0" meta:page-count="1" meta:paragraph-count="3" meta:word-count="8" meta:character-count="110"/>
    <meta:user-defined meta:name="Info 1"/>
    <meta:user-defined meta:name="Info 2"/>
    <meta:user-defined meta:name="Info 3"/>
    <meta:user-defined meta:name="Info 4"/>
    <dc:title>forCellBug</dc:title>
  </office:meta>
</office:document-meta>
</file>